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7.106cm"/>
    </style:style>
    <style:style style:name="gr2" style:family="graphic" style:parent-style-name="standard">
      <style:graphic-properties draw:stroke="none" svg:stroke-color="#000000" draw:fill="none" draw:fill-color="#ffffff" fo:min-height="1.27cm"/>
    </style:style>
    <style:style style:name="co1" style:family="table-column">
      <style:table-column-properties style:column-width="5.296cm" style:use-optimal-column-width="false"/>
    </style:style>
    <style:style style:name="co2" style:family="table-column">
      <style:table-column-properties style:column-width="3.187cm" style:use-optimal-column-width="false"/>
    </style:style>
    <style:style style:name="co3" style:family="table-column">
      <style:table-column-properties style:column-width="3.192cm" style:use-optimal-column-width="false"/>
    </style:style>
    <style:style style:name="co4" style:family="table-column">
      <style:table-column-properties style:column-width="3.197cm" style:use-optimal-column-width="false"/>
    </style:style>
    <style:style style:name="ro1" style:family="table-row">
      <style:table-row-properties style:row-height="1.497cm"/>
    </style:style>
    <style:style style:name="ro2" style:family="table-row">
      <style:table-row-properties style:row-height="1.49cm"/>
    </style:style>
    <style:style style:name="ro3" style:family="table-row">
      <style:table-row-properties style:row-height="0.4cm"/>
    </style:style>
    <style:style style:name="ro4" style:family="table-row">
      <style:table-row-properties style:row-height="0.403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center"/>
    </style:style>
    <style:style style:name="P1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88pt" style:font-size-asian="88pt" style:font-size-complex="8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21.245cm" svg:height="18.53cm" svg:x="0.066cm" svg:y="0.26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/>
              <table:table-cell>
                <text:p text:style-name="P1"><text:span text:style-name="T1">1-gram</text:span></text:p>
                <text:p text:style-name="P1"><text:span text:style-name="T2">5 10 25 50 75 150</text:span></text:p>
              </table:table-cell>
              <table:table-cell>
                <text:p text:style-name="P1"><text:span text:style-name="T1">2-gram</text:span></text:p>
                <text:p text:style-name="P1"><text:span text:style-name="T2">5 10 25 50 75 150</text:span></text:p>
              </table:table-cell>
              <table:table-cell>
                <text:p text:style-name="P1"><text:span text:style-name="T1">5-gram</text:span></text:p>
                <text:p text:style-name="P1"><text:span text:style-name="T2">5 10 25 50 75 150</text:span></text:p>
              </table:table-cell>
              <table:table-cell>
                <text:p text:style-name="P1"><text:span text:style-name="T1">3-osb</text:span></text:p>
                <text:p text:style-name="P1"><text:span text:style-name="T2">5 10 25 50 75 150</text:span></text:p>
              </table:table-cell>
              <table:table-cell>
                <text:p text:style-name="P1"><text:span text:style-name="T1">3-gb</text:span></text:p>
                <text:p text:style-name="P1"><text:span text:style-name="T2">5 10 25 50 75 150</text:span></text:p>
              </table:table-cell>
            </table:table-row>
            <table:table-row table:style-name="ro2" table:default-cell-style-name="ce1">
              <table:table-cell>
                <text:p><text:span text:style-name="T1">SVM Bootstrap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>
                <text:p><text:span text:style-name="T1">SVM Web1T (1%)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>
                <text:p><text:span text:style-name="T1">SVM Web1T (2%)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1">
              <table:table-cell>
                <text:p><text:span text:style-name="T1">SVM Web1T (4%)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1">
              <table:table-cell>
                <text:p><text:span text:style-name="T1">SVM Web1T (16%)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1">
              <table:table-cell>
                <text:p><text:span text:style-name="T1">SVM Web1T (100%)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1">
              <table:table-cell>
                <text:p><text:span text:style-name="T1">Naïve Bayes Bootstrap with Laplace Smoothing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1">
              <table:table-cell>
                <text:p><text:span text:style-name="T1">Naïve Bayes</text:span></text:p>
                <text:p><text:span text:style-name="T1">Web1T Smoothing <text:s/>(1%)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1">
              <table:table-cell>
                <text:p><text:span text:style-name="T1">Naïve Bayes</text:span></text:p>
                <text:p><text:span text:style-name="T1">Web1T Smoothing <text:s/>(2%)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1">
              <table:table-cell>
                <text:p><text:span text:style-name="T1">Naïve Bayes</text:span></text:p>
                <text:p><text:span text:style-name="T1">Web1T Smoothing ( 4%)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1">
              <table:table-cell>
                <text:p><text:span text:style-name="T1">Naïve Bayes</text:span></text:p>
                <text:p><text:span text:style-name="T1">Web1T Smoothing (16%)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1">
              <table:table-cell>
                <text:p><text:span text:style-name="T1">Naïve Bayes</text:span></text:p>
                <text:p><text:span text:style-name="T1">Web1T Smoothing (100%)</text:span>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1" draw:layer="layout" svg:width="15.51cm" svg:height="17.586cm" svg:x="5.694cm" svg:y="1.424cm">
          <draw:text-box>
            <text:p><text:span text:style-name="T3">F-score:</text:span></text:p>
            <text:p><text:span text:style-name="T3">Precision:</text:span></text:p>
            <text:p><text:span text:style-name="T3">Recall:</text:span></text:p>
            <text:p><text:span text:style-name="T3">Disk Size:</text:span></text:p>
            <text:p><text:span text:style-name="T3">Time*:</text:span></text:p>
          </draw:text-box>
        </draw:frame>
        <draw:frame draw:style-name="gr2" draw:layer="layout" svg:width="20.955cm" svg:height="1.52cm" svg:x="0.365cm" svg:y="19.015cm">
          <draw:text-box>
            <text:p><text:span text:style-name="T1">* Time measure only for classifier/feature set combinations that perform well enough to be tested on actual mobile phon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ody Grady</meta:initial-creator>
    <meta:creation-date>2011-01-31T16:56:42</meta:creation-date>
    <dc:date>2011-01-31T17:18:02</dc:date>
    <dc:creator>Jody Grady</dc:creator>
    <meta:editing-duration>PT00H21M21S</meta:editing-duration>
    <meta:editing-cycles>3</meta:editing-cycles>
    <meta:generator>OpenOffice.org/3.2$Linux OpenOffice.org_project/320m12$Build-9483</meta:generator>
    <meta:document-statistic meta:object-count="3"/>
  </office:meta>
</office:document-meta>
</file>